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oma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oma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8000"/>
    </style:style>
    <style:style style:name="T2" style:family="text">
      <style:text-properties fo:color="#008000" style:text-underline-style="solid" style:text-underline-width="auto" style:text-underline-color="font-color"/>
    </style:style>
    <style:style style:name="T3" style:family="text">
      <style:text-properties fo:color="#008000" style:text-underline-style="none"/>
    </style:style>
    <style:style style:name="T4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dentificación Clases de Diseño</text:p>
      <text:p text:style-name="P1">Caso de uso CU0006 – Manejar Álbum</text:p>
      <text:p text:style-name="P2"/>
      <text:p text:style-name="P3"/>
      <text:list xml:id="list1366643977" text:style-name="L1">
        <text:list-item>
          <text:p text:style-name="P5"><text:span text:style-name="T4">Clase</text:span> <text:span text:style-name="T1">ManejoDeAlbum</text:span></text:p>
        </text:list-item>
        <text:list-item>
          <text:p text:style-name="P5"><text:span text:style-name="T4">Clase</text:span><text:span text:style-name="T1"> ControlAlbum</text:span></text:p>
        </text:list-item>
        <text:list-item>
          <text:p text:style-name="P5"><text:span text:style-name="T4">Clase</text:span><text:span text:style-name="T1"> ManejoDePermisos </text:span><text:span text:style-name="T4">(propia de CU0002 – Manejar Permisos)</text:span></text:p>
        </text:list-item>
        <text:list-item>
          <text:p text:style-name="P5"><text:span text:style-name="T4">Clase</text:span><text:span text:style-name="T1"> ControlPermisos </text:span><text:span text:style-name="T4">(propia de CU0002 – Manejar Permisos)</text:span></text:p>
        </text:list-item>
        <text:list-item>
          <text:p text:style-name="P5"><text:span text:style-name="T4">Clase</text:span><text:span text:style-name="T1"> ManejoComentarios </text:span><text:span text:style-name="T4">(propia de CU0003 – Manejar Comentarios)</text:span></text:p>
        </text:list-item>
        <text:list-item>
          <text:p text:style-name="P5"><text:span text:style-name="T4">Clase</text:span><text:span text:style-name="T1"> </text:span><text:span text:style-name="T3">ControlComentarios</text:span><text:span text:style-name="T1"> </text:span><text:span text:style-name="T4">(propia de CU0003 – Manejar Comentarios)</text:span></text:p>
        </text:list-item>
        <text:list-item>
          <text:p text:style-name="P5"><text:span text:style-name="T4">Clase</text:span><text:span text:style-name="T1"> Album</text:span></text:p>
        </text:list-item>
        <text:list-item>
          <text:p text:style-name="P5"><text:span text:style-name="T4">Clase</text:span><text:span text:style-name="T1"> Fot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21T10:38:39</meta:creation-date>
    <dc:date>2011-06-21T13:58:59</dc:date>
    <dc:creator>Marce </dc:creator>
    <meta:editing-duration>PT1H12M58S</meta:editing-duration>
    <meta:editing-cycles>7</meta:editing-cycles>
    <meta:generator>LibreOffice/3.3$Linux LibreOffice_project/330m19$Build-202</meta:generator>
    <meta:document-statistic meta:table-count="0" meta:image-count="0" meta:object-count="0" meta:page-count="1" meta:paragraph-count="10" meta:word-count="59" meta:character-count="379"/>
  </office:meta>
</office:document-meta>
</file>